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6F00000087289C700F.png" manifest:media-type="image/png"/>
  <manifest:file-entry manifest:full-path="Pictures/100000010000014C00000071D1A182D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 draw:style-name="gr1" xml:id="id1" draw:id="id1">
          <draw:frame draw:style-name="gr2" draw:text-style-name="P1" draw:layer="layout" svg:width="2.936cm" svg:height="3.571cm" svg:x="6.985cm" svg:y="5.715cm">
            <draw:image xlink:href="Pictures/100000010000006F00000087289C700F.png" xlink:type="simple" xlink:show="embed" xlink:actuate="onLoad" draw:mime-type="image/png">
              <text:p/>
            </draw:image>
          </draw:frame>
          <draw:frame draw:style-name="gr2" draw:text-style-name="P1" draw:layer="layout" svg:width="8.784cm" svg:height="2.989cm" svg:x="10.795cm" svg:y="5.715cm">
            <draw:image xlink:href="Pictures/100000010000014C00000071D1A182D8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1" smil:attributeName="visibility" smil:to="visible"/>
                  <anim:animate smil:begin="0s" smil:dur="0.6s" smil:fill="hold" smil:targetElement="id1" smil:attributeName="x" smil:from="(-width/2)" smil:to="(x)"/>
                  <anim:animate smil:begin="0.6s" smil:dur="0.2s" smil:fill="hold" smil:decelerate="0.5" smil:autoReverse="true" smil:targetElement="id1" smil:attributeName="skewX" smil:from="0" smil:to="-1"/>
                  <anim:animateTransform smil:begin="0.6s" smil:dur="0.2s" smil:fill="hold" smil:decelerate="1" smil:autoReverse="true" smil:targetElement="id1" smil:from="1,1" smil:to="0.8,1" smil:attributeName="transform" svg:type="scale"/>
                  <anim:animate smil:begin="0.6s" smil:dur="0.2s" smil:fill="hold" smil:decelerate="1" smil:autoReverse="true" smil:targetElement="id1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6T09:38:23.580000000</meta:creation-date>
    <dc:date>2024-03-16T09:46:58.649000000</dc:date>
    <meta:editing-duration>PT8M36S</meta:editing-duration>
    <meta:editing-cycles>1</meta:editing-cycles>
    <meta:document-statistic meta:object-count="26"/>
    <meta:generator>LibreOffice/7.6.4.1$Windows_X86_64 LibreOffice_project/e19e193f88cd6c0525a17fb7a176ed8e6a3e2aa1</meta:generator>
  </office:meta>
</office:document-meta>
</file>